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3333b3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dash" draw:stroke-dash="stroke-dash11" svg:stroke-width="0.035cm" svg:stroke-color="#003049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003049"/>
    </style:style>
    <style:style style:name="gr7" style:family="graphic" style:parent-style-name="standard">
      <style:graphic-properties draw:stroke="solid" svg:stroke-width="0.035cm" svg:stroke-color="#d62828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d62828"/>
    </style:style>
    <style:style style:name="gr9" style:family="graphic" style:parent-style-name="standard">
      <style:graphic-properties draw:stroke="dash" draw:stroke-dash="stroke-dash11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323cm" fo:min-width="1.887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86cm" fo:min-width="3.617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801cm" fo:min-width="5.67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3.615cm" fo:min-width="2.98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333b3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003049"/>
    </style:style>
    <style:style style:name="P6" style:family="paragraph">
      <loext:graphic-properties draw:fill="solid" draw:fill-color="#d62828"/>
    </style:style>
    <style:style style:name="P7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17.25cm" svg:height="10.477cm" svg:x="0cm" svg:y="0cm" svg:viewBox="0 0 17251 10478" draw:points="0,0 17251,0 17251,10478 0,10478">
          <text:p/>
        </draw:polygon>
        <draw:path draw:style-name="gr2" draw:text-style-name="P2" draw:layer="layout" svg:width="1.057cm" svg:height="1.058cm" svg:x="0.529cm" svg:y="5.08cm" svg:viewBox="0 0 1058 1059" svg:d="M1058 529c0 293-237 530-529 530s-529-237-529-530c0-292 237-529 529-529s529 237 529 529z">
          <text:p/>
        </draw:path>
        <draw:path draw:style-name="gr3" draw:text-style-name="P3" draw:layer="layout" svg:width="1.057cm" svg:height="1.058cm" svg:x="0.529cm" svg:y="5.08cm" svg:viewBox="0 0 1058 1059" svg:d="M1058 529c0 293-237 530-529 530s-529-237-529-530c0-292 237-529 529-529s529 237 529 529z">
          <text:p/>
        </draw:path>
        <draw:polygon draw:style-name="gr1" draw:text-style-name="P1" draw:layer="layout" svg:width="0.183cm" svg:height="0.309cm" svg:x="0.97cm" svg:y="5.446cm" svg:viewBox="0 0 184 310" draw:points="6,275 75,275 75,38 0,53 0,16 74,0 116,0 116,275 184,275 184,310 6,310">
          <text:p/>
        </draw:polygon>
        <draw:path draw:style-name="gr3" draw:text-style-name="P3" draw:layer="layout" svg:width="1.059cm" svg:height="1.058cm" svg:x="1.622cm" svg:y="2.469cm" svg:viewBox="0 0 1060 1059" svg:d="M1060 530c0 292-238 529-531 529-292 0-529-237-529-529s237-530 529-530c293 0 531 238 531 530z">
          <text:p/>
        </draw:path>
        <draw:path draw:style-name="gr4" draw:text-style-name="P4" draw:layer="layout" svg:width="0.196cm" svg:height="0.314cm" svg:x="2.048cm" svg:y="2.831cm" svg:viewBox="0 0 197 315" svg:d="M51 279h146v36h-197v-36c17-16 38-38 65-65 28-28 45-46 52-54 14-15 23-29 28-39 6-10 8-21 8-30 0-17-6-30-17-41-11-10-27-15-45-15-13 0-27 2-42 7-14 4-30 11-47 20v-42c18-7 33-12 48-15 15-4 28-5 40-5 32 0 57 7 77 24 19 15 28 37 28 64 0 12-2 24-7 35-5 12-13 26-26 42-4 4-15 15-33 35-18 19-44 45-78 79z">
          <text:p/>
        </draw:path>
        <draw:path draw:style-name="gr3" draw:text-style-name="P3" draw:layer="layout" svg:width="1.058cm" svg:height="1.058cm" svg:x="2.081cm" svg:y="7.655cm" svg:viewBox="0 0 1059 1059" svg:d="M1059 530c0 292-237 529-530 529-292 0-529-237-529-529 0-293 237-530 529-530 293 0 530 237 530 530z">
          <text:p/>
        </draw:path>
        <draw:path draw:style-name="gr4" draw:text-style-name="P4" draw:layer="layout" svg:width="0.203cm" svg:height="0.321cm" svg:x="2.508cm" svg:y="8.016cm" svg:viewBox="0 0 204 322" svg:d="M140 149c20 4 36 13 47 27 11 13 17 30 17 50 0 30-11 54-32 71-21 16-50 25-89 25-13 0-26-2-40-4-14-3-29-7-43-12v-40c11 7 25 12 38 15 15 4 29 5 44 5 26 0 46-5 60-15s20-26 20-45c0-18-6-32-19-43-13-10-30-15-53-15h-36v-35h38c20 0 36-5 47-13s16-20 16-35c0-16-5-28-17-37-11-8-27-12-48-12-12 0-24 1-37 3-13 3-28 6-44 11v-37c17-4 32-7 46-9 13-3 27-4 39-4 32 0 57 7 75 22 18 14 28 34 28 58 0 17-5 32-15 44-10 11-24 21-42 25z">
          <text:p/>
        </draw:path>
        <draw:path draw:style-name="gr3" draw:text-style-name="P3" draw:layer="layout" svg:width="1.058cm" svg:height="1.058cm" svg:x="3.739cm" svg:y="5.062cm" svg:viewBox="0 0 1059 1059" svg:d="M1059 529c0 293-238 530-530 530s-529-237-529-530c0-292 237-529 529-529s530 237 530 529z">
          <text:p/>
        </draw:path>
        <draw:path draw:style-name="gr4" draw:text-style-name="P4" draw:layer="layout" svg:width="0.2cm" svg:height="0.315cm" svg:x="4.166cm" svg:y="5.429cm" svg:viewBox="0 0 201 316" svg:d="M13 0h165v35h-127v77c6-3 13-4 19-5s12-1 18-1c34 0 62 9 83 28 20 19 30 45 30 76 0 34-10 60-31 78-21 19-51 28-88 28-14 0-27-2-41-4-13-2-27-5-41-10v-42c13 7 25 12 39 16 13 3 27 5 42 5 23 0 42-7 57-20 14-12 21-29 21-51 0-21-7-38-21-50-15-13-34-19-57-19-12 0-23 1-34 3-11 3-22 7-34 12z">
          <text:p/>
        </draw:path>
        <draw:path draw:style-name="gr2" draw:text-style-name="P2" draw:layer="layout" svg:width="1.058cm" svg:height="1.059cm" svg:x="4.48cm" svg:y="8.607cm" svg:viewBox="0 0 1059 1060" svg:d="M1059 530c0 293-237 530-529 530-293 0-530-237-530-530s237-530 530-530c292 0 529 237 529 530z">
          <text:p/>
        </draw:path>
        <draw:path draw:style-name="gr3" draw:text-style-name="P3" draw:layer="layout" svg:width="1.058cm" svg:height="1.059cm" svg:x="4.48cm" svg:y="8.607cm" svg:viewBox="0 0 1059 1060" svg:d="M1059 530c0 293-237 530-529 530-293 0-530-237-530-530s237-530 530-530c292 0 529 237 529 530z">
          <text:p/>
        </draw:path>
        <draw:path draw:style-name="gr1" draw:text-style-name="P1" draw:layer="layout" svg:width="0.213cm" svg:height="0.32cm" svg:x="4.904cm" svg:y="8.969cm" svg:viewBox="0 0 214 321" svg:d="M111 143c-18 0-34 6-45 21-12 12-17 30-17 52s5 40 17 53c11 13 27 19 45 19 19 0 34-6 45-19s16-31 16-53-5-40-16-52c-11-15-26-21-45-21zM194 12v38c-11-5-21-8-32-11s-21-4-31-4c-28 0-49 9-65 28-14 18-22 47-25 84 9-12 19-21 31-27 13-7 27-10 41-10 31 0 56 9 74 28 18 20 27 46 27 78s-10 57-28 76c-19 20-44 29-75 29-37 0-64-14-83-41s-28-67-28-119c0-50 11-88 35-118 23-29 55-43 94-43 10 0 21 1 31 3 11 2 22 5 34 9z">
          <text:p/>
        </draw:path>
        <draw:path draw:style-name="gr3" draw:text-style-name="P3" draw:layer="layout" svg:width="1.059cm" svg:height="1.058cm" svg:x="6.596cm" svg:y="6.244cm" svg:viewBox="0 0 1060 1059" svg:d="M1060 529c0 293-237 530-529 530-293 0-531-237-531-530 0-292 238-529 531-529 292 0 529 237 529 529z">
          <text:p/>
        </draw:path>
        <draw:path draw:style-name="gr4" draw:text-style-name="P4" draw:layer="layout" svg:width="0.211cm" svg:height="0.321cm" svg:x="7.02cm" svg:y="6.605cm" svg:viewBox="0 0 212 322" svg:d="M107 168c-20 0-36 5-47 16-13 10-19 25-19 43 0 19 6 34 19 45 11 11 27 16 47 16 19 0 35-5 46-16 12-11 17-26 17-45 0-18-5-33-16-43-12-11-27-16-47-16zM65 150c-19-4-33-13-43-25s-15-27-15-45c0-24 9-44 26-58 19-15 43-22 74-22 30 0 55 7 72 22 17 14 26 34 26 58 0 18-5 33-15 45s-24 21-42 25c21 5 36 14 48 28 11 13 16 30 16 49 0 30-9 54-27 71-18 15-45 24-78 24-34 0-61-9-80-24-18-17-27-41-27-71 0-19 5-36 17-49 11-14 27-23 48-28zM50 84c0 16 5 29 15 38 10 8 23 13 42 13 18 0 31-5 42-13 10-9 15-22 15-38s-5-28-15-37c-11-9-24-14-42-14-19 0-32 5-42 14s-15 21-15 37z">
          <text:p/>
        </draw:path>
        <draw:path draw:style-name="gr2" draw:text-style-name="P2" draw:layer="layout" svg:width="1.058cm" svg:height="1.059cm" svg:x="5.856cm" svg:y="2.892cm" svg:viewBox="0 0 1059 1060" svg:d="M1059 529c0 294-238 531-530 531s-529-237-529-531c0-292 237-529 529-529s530 237 530 529z">
          <text:p/>
        </draw:path>
        <draw:path draw:style-name="gr3" draw:text-style-name="P3" draw:layer="layout" svg:width="1.058cm" svg:height="1.059cm" svg:x="5.856cm" svg:y="2.892cm" svg:viewBox="0 0 1059 1060" svg:d="M1059 529c0 294-238 531-530 531s-529-237-529-531c0-292 237-529 529-529s530 237 530 529z">
          <text:p/>
        </draw:path>
        <draw:polygon draw:style-name="gr1" draw:text-style-name="P1" draw:layer="layout" svg:width="0.198cm" svg:height="0.309cm" svg:x="6.285cm" svg:y="3.259cm" svg:viewBox="0 0 199 310" draw:points="0,0 199,0 199,18 86,310 43,310 148,35 0,35">
          <text:p/>
        </draw:polygon>
        <draw:path draw:style-name="gr3" draw:text-style-name="P3" draw:layer="layout" svg:width="1.059cm" svg:height="1.058cm" svg:x="7.972cm" svg:y="8.89cm" svg:viewBox="0 0 1060 1059" svg:d="M1060 530c0 292-238 529-531 529-292 0-529-237-529-529s237-530 529-530c293 0 531 238 531 530z">
          <text:p/>
        </draw:path>
        <draw:path draw:style-name="gr4" draw:text-style-name="P4" draw:layer="layout" svg:width="0.214cm" svg:height="0.32cm" svg:x="8.393cm" svg:y="9.251cm" svg:viewBox="0 0 215 321" svg:d="M20 309v-38c12 5 22 8 33 11s22 4 32 4c28 0 49-9 63-28 15-18 23-47 25-85-8 12-18 22-30 28-13 6-26 10-41 10-31 0-56-10-74-29-19-19-28-45-28-77s10-57 29-76 44-29 75-29c36 0 63 14 82 41 19 28 29 67 29 119 0 50-12 89-35 118s-54 43-93 43c-11 0-22-1-32-3-11-2-22-5-35-9zM104 177c19 0 34-7 45-19 11-13 17-31 17-53s-6-40-17-53c-11-12-26-19-45-19s-33 7-44 19c-11 13-16 31-16 53s5 40 16 53c11 12 25 19 44 19z">
          <text:p/>
        </draw:path>
        <draw:path draw:style-name="gr3" draw:text-style-name="P3" draw:layer="layout" svg:width="1.059cm" svg:height="1.058cm" svg:x="8.166cm" svg:y="4.127cm" svg:viewBox="0 0 1060 1059" svg:d="M1060 529c0 293-238 530-531 530-292 0-529-237-529-530 0-292 237-529 529-529 293 0 531 237 531 529z">
          <text:p/>
        </draw:path>
        <draw:path draw:style-name="gr4" draw:text-style-name="P4" draw:layer="layout" svg:width="0.453cm" svg:height="0.309cm" svg:x="8.473cm" svg:y="4.494cm" svg:viewBox="0 0 454 310" svg:d="M6 273h68v-235l-74 15v-38l73-15h42v273h69v37h-178zM275 273h68v-235l-74 15v-38l74-15h42v273h69v37h-179z">
          <text:p/>
        </draw:path>
        <draw:path draw:style-name="gr3" draw:text-style-name="P3" draw:layer="layout" svg:width="1.059cm" svg:height="1.058cm" svg:x="8.166cm" svg:y="0.776cm" svg:viewBox="0 0 1060 1059" svg:d="M1060 529c0 293-238 530-531 530-292 0-529-237-529-530 0-292 237-529 529-529 293 0 531 237 531 529z">
          <text:p/>
        </draw:path>
        <draw:path draw:style-name="gr4" draw:text-style-name="P4" draw:layer="layout" svg:width="0.464cm" svg:height="0.321cm" svg:x="8.473cm" svg:y="1.137cm" svg:viewBox="0 0 465 322" svg:d="M6 279h68v-235l-74 14v-37l73-15h43v273h69v36h-179zM358 33c-21 0-38 11-48 32-11 21-17 53-17 95 0 43 6 74 17 96 10 21 27 31 48 31 22 0 38-10 49-31 11-22 16-53 16-96 0-42-5-74-16-95s-27-32-49-32zM358 0c34 0 61 14 79 41 19 28 28 68 28 119 0 52-9 92-28 119-18 29-45 43-79 43-35 0-61-14-79-43-18-27-27-67-27-119 0-51 9-91 27-119 18-27 44-41 79-41z">
          <text:p/>
        </draw:path>
        <draw:path draw:style-name="gr2" draw:text-style-name="P2" draw:layer="layout" svg:width="1.059cm" svg:height="1.058cm" svg:x="9.736cm" svg:y="6.244cm" svg:viewBox="0 0 1060 1059" svg:d="M1060 529c0 293-238 530-530 530-293 0-530-237-530-530 0-292 237-529 530-529 292 0 530 237 530 529z">
          <text:p/>
        </draw:path>
        <draw:path draw:style-name="gr3" draw:text-style-name="P3" draw:layer="layout" svg:width="1.059cm" svg:height="1.058cm" svg:x="9.736cm" svg:y="6.244cm" svg:viewBox="0 0 1060 1059" svg:d="M1060 529c0 293-238 530-530 530-293 0-530-237-530-530 0-292 237-529 530-529 292 0 530 237 530 529z">
          <text:p/>
        </draw:path>
        <draw:path draw:style-name="gr1" draw:text-style-name="P1" draw:layer="layout" svg:width="0.451cm" svg:height="0.314cm" svg:x="10.042cm" svg:y="6.605cm" svg:viewBox="0 0 452 315" svg:d="M6 280h69v-236l-75 14v-37l74-15h43v274h69v35h-180zM305 280h147v35h-197v-35c16-16 37-38 65-66 27-28 44-46 51-54 14-14 24-27 29-38s8-21 8-31c0-16-6-30-18-40-11-11-26-15-44-15-14 0-27 2-42 6-14 4-30 12-47 21v-42c17-7 33-12 47-15 15-4 28-6 41-6 31 0 57 8 76 24s29 38 29 64c0 13-3 25-7 36-5 13-14 26-26 41-4 5-15 16-33 35-19 19-45 46-79 80z">
          <text:p/>
        </draw:path>
        <draw:path draw:style-name="gr2" draw:text-style-name="P2" draw:layer="layout" svg:width="1.059cm" svg:height="1.06cm" svg:x="10.759cm" svg:y="2.645cm" svg:viewBox="0 0 1060 1061" svg:d="M1060 531c0 292-238 530-530 530-293 0-530-238-530-530 0-293 237-531 530-531 292 0 530 238 530 531z">
          <text:p/>
        </draw:path>
        <draw:path draw:style-name="gr3" draw:text-style-name="P3" draw:layer="layout" svg:width="1.059cm" svg:height="1.06cm" svg:x="10.759cm" svg:y="2.645cm" svg:viewBox="0 0 1060 1061" svg:d="M1060 531c0 292-238 530-530 530-293 0-530-238-530-530 0-293 237-531 530-531 292 0 530 238 530 531z">
          <text:p/>
        </draw:path>
        <draw:path draw:style-name="gr1" draw:text-style-name="P1" draw:layer="layout" svg:width="0.459cm" svg:height="0.32cm" svg:x="11.065cm" svg:y="3.007cm" svg:viewBox="0 0 460 321" svg:d="M6 280h69v-236l-75 15v-39l74-15h42v275h70v35h-180zM397 149c19 4 35 13 46 26 11 14 17 30 17 50 0 31-11 54-32 71s-51 25-89 25c-13 0-26-1-40-4-14-2-28-6-42-11v-40c11 6 24 11 38 15 13 3 28 5 43 5 26 0 46-5 60-16 13-10 20-25 20-45 0-18-6-32-19-42-13-11-30-16-53-16h-36v-34h38c20 0 36-4 47-12 11-9 16-20 16-36s-5-28-17-36c-11-9-27-13-48-13-12 0-24 1-37 4-13 2-27 6-43 11v-38c16-4 31-8 45-10s26-3 39-3c31 0 57 7 75 21 18 16 28 35 28 60 0 17-5 31-15 43s-23 20-41 25z">
          <text:p/>
        </draw:path>
        <draw:path draw:style-name="gr3" draw:text-style-name="P3" draw:layer="layout" svg:width="1.058cm" svg:height="1.059cm" svg:x="11.465cm" svg:y="8.113cm" svg:viewBox="0 0 1059 1060" svg:d="M1059 530c0 292-237 530-530 530-292 0-529-238-529-530 0-293 237-530 529-530 293 0 530 237 530 530z">
          <text:p/>
        </draw:path>
        <draw:path draw:style-name="gr4" draw:text-style-name="P4" draw:layer="layout" svg:width="0.469cm" svg:height="0.309cm" svg:x="11.771cm" svg:y="8.48cm" svg:viewBox="0 0 470 310" svg:d="M6 274h68v-236l-74 15v-38l74-15h42v274h69v36h-179zM384 37l-105 165h105zM373 0h53v202h44v34h-44v74h-42v-74h-139v-40z">
          <text:p/>
        </draw:path>
        <draw:path draw:style-name="gr2" draw:text-style-name="P2" draw:layer="layout" svg:width="1.058cm" svg:height="1.059cm" svg:x="13.37cm" svg:y="5.379cm" svg:viewBox="0 0 1059 1060" svg:d="M1059 531c0 292-238 529-530 529s-529-237-529-529c0-294 237-531 529-531s530 237 530 531z">
          <text:p/>
        </draw:path>
        <draw:path draw:style-name="gr3" draw:text-style-name="P3" draw:layer="layout" svg:width="1.058cm" svg:height="1.059cm" svg:x="13.37cm" svg:y="5.379cm" svg:viewBox="0 0 1059 1060" svg:d="M1059 531c0 292-238 529-530 529s-529-237-529-529c0-294 237-531 529-531s530 237 530 531z">
          <text:p/>
        </draw:path>
        <draw:path draw:style-name="gr1" draw:text-style-name="P1" draw:layer="layout" svg:width="0.466cm" svg:height="0.32cm" svg:x="13.676cm" svg:y="5.741cm" svg:viewBox="0 0 467 321" svg:d="M6 280h69v-237l-75 15v-38l75-15h42v275h68v35h-179zM364 143c-19 0-34 7-45 20-11 12-16 31-16 53s5 40 16 53 26 19 45 19 34-6 44-19c11-13 17-31 17-53s-6-41-17-53c-10-13-25-20-44-20zM447 12v38c-11-5-22-8-32-11-11-3-21-4-32-4-27 0-48 9-63 28-14 18-23 47-25 84 8-12 18-21 31-27 12-7 25-10 40-10 31 0 56 10 73 28 18 19 28 46 28 78s-10 57-29 76c-18 20-43 29-74 29-36 0-64-13-82-41-19-27-28-67-28-120 0-49 11-87 35-117 22-29 53-43 93-43 10 0 20 1 31 3s22 5 34 9z">
          <text:p/>
        </draw:path>
        <draw:path draw:style-name="gr3" draw:text-style-name="P3" draw:layer="layout" svg:width="1.058cm" svg:height="1.058cm" svg:x="3.739cm" svg:y="0.776cm" svg:viewBox="0 0 1059 1059" svg:d="M1059 529c0 293-238 530-530 530s-529-237-529-530c0-292 237-529 529-529s530 237 530 529z">
          <text:p/>
        </draw:path>
        <draw:path draw:style-name="gr4" draw:text-style-name="P4" draw:layer="layout" svg:width="0.224cm" svg:height="0.308cm" svg:x="4.155cm" svg:y="1.143cm" svg:viewBox="0 0 225 309" svg:d="M138 36l-105 165h105zM127 0h53v201h45v35h-45v73h-42v-73h-138v-41z">
          <text:p/>
        </draw:path>
        <draw:path draw:style-name="gr3" draw:text-style-name="P3" draw:layer="layout" svg:width="1.058cm" svg:height="1.059cm" svg:x="14.252cm" svg:y="8.113cm" svg:viewBox="0 0 1059 1060" svg:d="M1059 530c0 292-237 530-529 530s-530-238-530-530c0-293 238-530 530-530s529 237 529 530z">
          <text:p/>
        </draw:path>
        <draw:path draw:style-name="gr4" draw:text-style-name="P4" draw:layer="layout" svg:width="0.463cm" svg:height="0.32cm" svg:x="14.558cm" svg:y="8.475cm" svg:viewBox="0 0 464 321" svg:d="M6 280h69v-236l-75 15v-38l75-15h42v274h68v35h-179zM358 169c-19 0-35 5-47 15-11 11-17 25-17 44s6 33 17 44c12 11 28 16 47 16 20 0 36-5 47-16 12-11 17-25 17-44s-5-33-16-44c-12-10-27-15-48-15zM316 151c-17-5-31-13-41-25s-15-28-15-45c0-25 9-44 26-58 18-15 42-23 72-23 31 0 55 8 73 23 17 14 26 33 26 58 0 17-5 33-15 45s-24 20-42 25c20 5 36 14 48 27 10 14 16 30 16 50 0 30-9 53-27 69s-44 24-79 24c-34 0-60-8-78-24s-28-39-28-69c0-20 6-36 18-50 11-13 27-22 46-27zM302 85c0 16 4 29 14 37 11 9 24 13 42 13s32-4 43-13c10-8 15-21 15-37s-5-29-15-37c-11-10-25-14-43-14s-31 4-42 14c-10 8-14 21-14 37z">
          <text:p/>
        </draw:path>
        <draw:path draw:style-name="gr3" draw:text-style-name="P3" draw:layer="layout" svg:width="1.059cm" svg:height="1.059cm" svg:x="13.934cm" svg:y="2.01cm" svg:viewBox="0 0 1060 1060" svg:d="M1060 530c0 293-238 530-530 530-293 0-530-237-530-530s237-530 530-530c292 0 530 237 530 530z">
          <text:p/>
        </draw:path>
        <draw:path draw:style-name="gr4" draw:text-style-name="P4" draw:layer="layout" svg:width="0.457cm" svg:height="0.309cm" svg:x="14.24cm" svg:y="2.377cm" svg:viewBox="0 0 458 310" svg:d="M6 275h69v-237l-75 15v-38l74-15h42v275h70v35h-180zM259 0h199v18l-112 292h-44l105-274h-148z">
          <text:p/>
        </draw:path>
        <draw:path draw:style-name="gr3" draw:text-style-name="P3" draw:layer="layout" svg:width="1.058cm" svg:height="1.057cm" svg:x="11.465cm" svg:y="0.529cm" svg:viewBox="0 0 1059 1058" svg:d="M1059 529c0 292-237 529-530 529-292 0-529-237-529-529s237-529 529-529c293 0 530 237 530 529z">
          <text:p/>
        </draw:path>
        <draw:path draw:style-name="gr4" draw:text-style-name="P4" draw:layer="layout" svg:width="0.455cm" svg:height="0.315cm" svg:x="11.771cm" svg:y="0.896cm" svg:viewBox="0 0 456 316" svg:d="M6 274h68v-236l-74 14v-37l74-15h42v274h68v35h-178zM269 0h164v35h-125v75c6-2 12-3 18-4s12-2 18-2c35 0 62 10 82 29 21 19 30 44 30 77 0 34-10 59-31 78-20 18-49 28-87 28-13 0-27-2-40-4-14-2-28-5-43-10v-42c13 7 26 12 40 15 13 4 27 5 42 5 24 0 43-6 57-19 14-12 21-29 21-51s-7-39-21-52c-14-12-33-18-57-18-11 0-22 1-33 3-12 3-24 6-35 11z">
          <text:p/>
        </draw:path>
        <draw:path draw:style-name="gr3" draw:text-style-name="P3" draw:layer="layout" svg:width="1.058cm" svg:height="1.058cm" svg:x="15.663cm" svg:y="5.062cm" svg:viewBox="0 0 1059 1059" svg:d="M1059 529c0 293-237 530-530 530-292 0-529-237-529-530 0-292 237-529 529-529 293 0 530 237 530 529z">
          <text:p/>
        </draw:path>
        <draw:path draw:style-name="gr4" draw:text-style-name="P4" draw:layer="layout" svg:width="0.463cm" svg:height="0.321cm" svg:x="15.969cm" svg:y="5.423cm" svg:viewBox="0 0 464 322" svg:d="M6 280h68v-236l-74 15v-38l74-15h42v274h68v35h-178zM269 309v-38c11 5 22 9 32 12 11 2 21 4 32 4 28 0 49-10 63-28 15-19 23-47 25-86-8 13-18 22-30 28-12 7-26 10-41 10-31 0-55-10-73-28-18-20-28-45-28-78 0-32 10-57 29-76 18-19 43-29 74-29 36 0 64 14 83 41 19 28 29 68 29 120 0 49-12 88-36 117-23 29-54 44-93 44-11 0-21-1-32-3-11-3-22-6-34-10zM352 178c19 0 34-7 45-20s17-31 17-53-6-39-17-52-26-19-45-19c-18 0-33 6-44 19s-16 30-16 52 5 40 16 53 26 20 44 20z">
          <text:p/>
        </draw:path>
        <draw:line draw:style-name="gr5" draw:text-style-name="P3" draw:layer="layout" svg:x1="1.948cm" svg:y1="3.486cm" svg:x2="1.371cm" svg:y2="4.861cm">
          <text:p/>
        </draw:line>
        <draw:polygon draw:style-name="gr6" draw:text-style-name="P5" draw:layer="layout" svg:width="0.326cm" svg:height="0.458cm" svg:x="1.262cm" svg:y="4.662cm" svg:viewBox="0 0 327 459" draw:points="0,459 327,136 123,167 1,0">
          <text:p/>
        </draw:polygon>
        <draw:line draw:style-name="gr5" draw:text-style-name="P3" draw:layer="layout" svg:x1="3.102cm" svg:y1="8.379cm" svg:x2="4.256cm" svg:y2="8.838cm">
          <text:p/>
        </draw:line>
        <draw:polygon draw:style-name="gr6" draw:text-style-name="P5" draw:layer="layout" svg:width="0.458cm" svg:height="0.328cm" svg:x="4.059cm" svg:y="8.621cm" svg:viewBox="0 0 459 329" draw:points="459,321 130,0 163,204 0,329">
          <text:p/>
        </draw:polygon>
        <draw:line draw:style-name="gr7" draw:text-style-name="P3" draw:layer="layout" svg:x1="1.453cm" svg:y1="5.961cm" svg:x2="4.405cm" svg:y2="8.597cm">
          <text:p/>
        </draw:line>
        <draw:polygon draw:style-name="gr8" draw:text-style-name="P6" draw:layer="layout" svg:width="0.433cm" svg:height="0.413cm" svg:x="4.181cm" svg:y="8.371cm" svg:viewBox="0 0 434 414" draw:points="434,414 235,0 196,203 0,264">
          <text:p/>
        </draw:polygon>
        <draw:line draw:style-name="gr5" draw:text-style-name="P3" draw:layer="layout" svg:x1="4.637cm" svg:y1="5.213cm" svg:x2="5.819cm" svg:y2="4.002cm">
          <text:p/>
        </draw:line>
        <draw:polygon draw:style-name="gr6" draw:text-style-name="P5" draw:layer="layout" svg:width="0.422cm" svg:height="0.426cm" svg:x="5.593cm" svg:y="3.8cm" svg:viewBox="0 0 423 427" draw:points="423,0 0,180 202,228 254,427">
          <text:p/>
        </draw:polygon>
        <draw:line draw:style-name="gr7" draw:text-style-name="P3" draw:layer="layout" svg:x1="5.896cm" svg:y1="3.623cm" svg:x2="1.809cm" svg:y2="5.301cm">
          <text:p/>
        </draw:line>
        <draw:polygon draw:style-name="gr8" draw:text-style-name="P6" draw:layer="layout" svg:width="0.459cm" svg:height="0.326cm" svg:x="1.547cm" svg:y="5.084cm" svg:viewBox="0 0 460 327" draw:points="0,325 460,327 295,203 326,0">
          <text:p/>
        </draw:polygon>
        <draw:line draw:style-name="gr5" draw:text-style-name="P3" draw:layer="layout" svg:x1="7.975cm" svg:y1="9.377cm" svg:x2="5.818cm" svg:y2="9.202cm">
          <text:p/>
        </draw:line>
        <draw:polygon draw:style-name="gr6" draw:text-style-name="P5" draw:layer="layout" svg:width="0.436cm" svg:height="0.352cm" svg:x="5.536cm" svg:y="9.037cm" svg:viewBox="0 0 437 353" draw:points="0,142 409,353 317,168 437,0">
          <text:p/>
        </draw:polygon>
        <draw:line draw:style-name="gr5" draw:text-style-name="P3" draw:layer="layout" svg:x1="8.23cm" svg:y1="4.408cm" svg:x2="7.101cm" svg:y2="3.804cm">
          <text:p/>
        </draw:line>
        <draw:polygon draw:style-name="gr6" draw:text-style-name="P5" draw:layer="layout" svg:width="0.456cm" svg:height="0.355cm" svg:x="6.852cm" svg:y="3.671cm" svg:viewBox="0 0 457 356" draw:points="0,0 291,356 281,150 457,44">
          <text:p/>
        </draw:polygon>
        <draw:line draw:style-name="gr5" draw:text-style-name="P3" draw:layer="layout" svg:x1="8.306cm" svg:y1="1.662cm" svg:x2="6.983cm" svg:y2="2.874cm">
          <text:p/>
        </draw:line>
        <draw:polygon draw:style-name="gr6" draw:text-style-name="P5" draw:layer="layout" svg:width="0.431cm" svg:height="0.416cm" svg:x="6.775cm" svg:y="2.648cm" svg:viewBox="0 0 432 417" draw:points="0,417 432,261 234,203 193,0">
          <text:p/>
        </draw:polygon>
        <draw:line draw:style-name="gr9" draw:text-style-name="P3" draw:layer="layout" svg:x1="7.655cm" svg:y1="6.773cm" svg:x2="9.454cm" svg:y2="6.773cm">
          <text:p/>
        </draw:line>
        <draw:polygon draw:style-name="gr4" draw:text-style-name="P4" draw:layer="layout" svg:width="0.423cm" svg:height="0.353cm" svg:x="9.313cm" svg:y="6.596cm" svg:viewBox="0 0 424 354" draw:points="424,177 0,0 106,177 0,354">
          <text:p/>
        </draw:polygon>
        <draw:line draw:style-name="gr7" draw:text-style-name="P3" draw:layer="layout" svg:x1="5.492cm" svg:y1="8.92cm" svg:x2="9.526cm" svg:y2="7.106cm">
          <text:p/>
        </draw:line>
        <draw:polygon draw:style-name="gr8" draw:text-style-name="P6" draw:layer="layout" svg:width="0.459cm" svg:height="0.334cm" svg:x="9.324cm" svg:y="6.99cm" svg:viewBox="0 0 460 335" draw:points="460,0 0,12 170,130 146,335">
          <text:p/>
        </draw:polygon>
        <draw:line draw:style-name="gr7" draw:text-style-name="P3" draw:layer="layout" svg:x1="10.761cm" svg:y1="3.201cm" svg:x2="7.195cm" svg:y2="3.382cm">
          <text:p/>
        </draw:line>
        <draw:polygon draw:style-name="gr8" draw:text-style-name="P6" draw:layer="layout" svg:width="0.432cm" svg:height="0.353cm" svg:x="6.913cm" svg:y="3.197cm" svg:viewBox="0 0 433 354" draw:points="0,199 433,354 318,183 415,0">
          <text:p/>
        </draw:polygon>
        <draw:line draw:style-name="gr5" draw:text-style-name="P3" draw:layer="layout" svg:x1="11.636cm" svg:y1="8.255cm" svg:x2="10.816cm" svg:y2="7.369cm">
          <text:p/>
        </draw:line>
        <draw:polygon draw:style-name="gr6" draw:text-style-name="P5" draw:layer="layout" svg:width="0.417cm" svg:height="0.431cm" svg:x="10.624cm" svg:y="7.161cm" svg:viewBox="0 0 418 432" draw:points="0,0 159,432 216,233 418,191">
          <text:p/>
        </draw:polygon>
        <draw:line draw:style-name="gr7" draw:text-style-name="P3" draw:layer="layout" svg:x1="10.78cm" svg:y1="6.651cm" svg:x2="13.11cm" svg:y2="6.096cm">
          <text:p/>
        </draw:line>
        <draw:polygon draw:style-name="gr8" draw:text-style-name="P6" draw:layer="layout" svg:width="0.452cm" svg:height="0.343cm" svg:x="12.932cm" svg:y="5.957cm" svg:viewBox="0 0 453 344" draw:points="453,75 0,0 143,148 81,344">
          <text:p/>
        </draw:polygon>
        <draw:line draw:style-name="gr7" draw:text-style-name="P3" draw:layer="layout" svg:x1="13.534cm" svg:y1="5.527cm" svg:x2="11.849cm" svg:y2="3.761cm">
          <text:p/>
        </draw:line>
        <draw:polygon draw:style-name="gr8" draw:text-style-name="P6" draw:layer="layout" svg:width="0.42cm" svg:height="0.428cm" svg:x="11.654cm" svg:y="3.557cm" svg:viewBox="0 0 421 429" draw:points="0,0 165,429 219,231 421,185">
          <text:p/>
        </draw:polygon>
        <draw:line draw:style-name="gr5" draw:text-style-name="P3" draw:layer="layout" svg:x1="4.642cm" svg:y1="1.679cm" svg:x2="5.812cm" svg:y2="2.849cm">
          <text:p/>
        </draw:line>
        <draw:polygon draw:style-name="gr6" draw:text-style-name="P5" draw:layer="layout" svg:width="0.424cm" svg:height="0.424cm" svg:x="5.586cm" svg:y="2.623cm" svg:viewBox="0 0 425 425" draw:points="425,425 251,0 201,201 0,251">
          <text:p/>
        </draw:polygon>
        <draw:line draw:style-name="gr5" draw:text-style-name="P3" draw:layer="layout" svg:x1="14.619cm" svg:y1="8.14cm" svg:x2="14.148cm" svg:y2="6.681cm">
          <text:p/>
        </draw:line>
        <draw:polygon draw:style-name="gr6" draw:text-style-name="P5" draw:layer="layout" svg:width="0.336cm" svg:height="0.457cm" svg:x="14.023cm" svg:y="6.412cm" svg:viewBox="0 0 337 458" draw:points="39,0 0,458 136,303 337,350">
          <text:p/>
        </draw:polygon>
        <draw:line draw:style-name="gr5" draw:text-style-name="P3" draw:layer="layout" svg:x1="13.945cm" svg:y1="2.643cm" svg:x2="12.084cm" svg:y2="3.016cm">
          <text:p/>
        </draw:line>
        <draw:polygon draw:style-name="gr6" draw:text-style-name="P5" draw:layer="layout" svg:width="0.45cm" svg:height="0.346cm" svg:x="11.807cm" svg:y="2.815cm" svg:viewBox="0 0 451 347" draw:points="0,257 451,347 312,194 382,0">
          <text:p/>
        </draw:polygon>
        <draw:line draw:style-name="gr5" draw:text-style-name="P3" draw:layer="layout" svg:x1="11.828cm" svg:y1="1.56cm" svg:x2="11.545cm" svg:y2="2.406cm">
          <text:p/>
        </draw:line>
        <draw:polygon draw:style-name="gr6" draw:text-style-name="P5" draw:layer="layout" svg:width="0.335cm" svg:height="0.457cm" svg:x="11.422cm" svg:y="2.215cm" svg:viewBox="0 0 336 458" draw:points="34,458 336,112 135,156 0,0">
          <text:p/>
        </draw:polygon>
        <draw:line draw:style-name="gr9" draw:text-style-name="P3" draw:layer="layout" svg:x1="15.669cm" svg:y1="5.664cm" svg:x2="14.703cm" svg:y2="5.798cm">
          <text:p/>
        </draw:line>
        <draw:polygon draw:style-name="gr4" draw:text-style-name="P4" draw:layer="layout" svg:width="0.444cm" svg:height="0.35cm" svg:x="14.423cm" svg:y="5.603cm" svg:viewBox="0 0 445 351" draw:points="0,234 445,351 314,190 395,0">
          <text:p/>
        </draw:polygon>
        <draw:custom-shape draw:style-name="gr10" draw:text-style-name="P7" draw:layer="layout" svg:width="2.667cm" svg:height="4.699cm" draw:transform="rotate (-0.331961623729321) translate (1.345cm 1.72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5.115cm" svg:height="4.044cm" draw:transform="rotate (0.374373124552784) translate (9.69cm 1.2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7" draw:layer="layout" svg:width="3.604cm" svg:height="6.955cm" draw:transform="rotate (1.24913214565234) translate (5.8297336399926cm 8.14139112028731cm)" svg:viewBox="0 0 3605 6956" svg:d="M2251 42c575 320 574 960 806 1475 239 532 207 1097 376 1653 133 438 290 969 41 1380-293 485-121 1074-617 1495-374 318-771 460-1150 732-451 325-1114 182-1538-219-420-398 47-906 272-1172 327-387 892-651 973-1160 98-616 171-1247-230-1841-373-552-493-1182-429-1810 42-415 716-423 1099-575h314z">
          <text:p/>
        </draw:path>
        <draw:path draw:style-name="gr12" draw:text-style-name="P7" draw:layer="layout" svg:width="7.713cm" svg:height="8.084cm" draw:transform="rotate (-0.4616395871525) translate (4.74898870623289cm -1.94162328812132cm)" svg:viewBox="0 0 7714 8085" svg:d="M1053 2162c678 50 1137 618 1759 787 468 127 1048-297 1214-900 155-563-36-1077 639-1463 323-184 514-997 1022-323 287 382 549 741 693 1170 216 642-372 932-713 1463-525 815 527 327 768 208 498-245 1440 97 1256 964-122 576-601 750-964 1033-362 283-825 337-1199 190-667-262-1300 16-1243 471 75 605 252 1217-254 1420-232 93-1541 1608-1673 499-70-596-229-1178-188-1790 46-692 326-1158-1106-1555-587-163-814-688-1019-1229-200-531 306-795 654-991l443 76z">
          <text:p/>
        </draw:path>
        <draw:custom-shape draw:style-name="gr13" draw:text-style-name="P7" draw:layer="layout" svg:width="8.026cm" svg:height="2.545cm" draw:transform="rotate (-0.158650429006284) translate (1.668cm 6.9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4.214cm" svg:height="5.111cm" draw:transform="rotate (-0.128281700021583) translate (13.276cm 4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1" draw:style="rect" draw:dots1="1" draw:dots1-length="0.211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7.25cm" fo:page-height="10.4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8T19:02:25.905910909</dc:date>
    <meta:editing-duration>PT56M22S</meta:editing-duration>
    <meta:editing-cycles>1</meta:editing-cycles>
    <meta:document-statistic meta:object-count="89"/>
    <meta:generator>LibreOffice/6.2.7.1$Linux_X86_64 LibreOffice_project/20$Build-1</meta:generator>
  </office:meta>
</office:document-meta>
</file>